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c9d1d9"/>
    </style:style>
    <style:style style:name="T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c9d1d9"/>
    </style:style>
    <style:style style:name="T10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M-Katalog</text:span></text:p>
      <text:p text:style-name="P2"><text:span text:style-name="T2">Автор:</text:span><text:span text:style-name="T3"><text:s/>Михаил Жемчужников</text:span></text:p>
      <text:p text:style-name="P2"><text:span text:style-name="T4">Идея:</text:span><text:span text:style-name="T5"><text:s/></text:span><text:span text:style-name="T6"/></text:p>
      <text:p text:style-name="P2"><text:span text:style-name="T7">"M-katalog"<text:s/></text:span><text:span text:style-name="T8">это онлайн магазин, где вы можете найти любую интресующую одежду со многих сайтов одежды, сравнивая цены, качество и многое другое. Также на сайте есть собственное API.</text:span><text:span text:style-name="T9"/></text:p>
      <text:p text:style-name="P2"><text:span text:style-name="T10">Работа с API:</text:span><text:span text:style-name="T11"><text:s/></text:span></text:p>
      <text:p text:style-name="P2"><text:span text:style-name="T11">С помощью этого API вы можете получить информацию о любом товаре или получить информацию о всех популярных товарах. Просто нужно в конце адресной строки добавить параметр format=json</text:span></text:p>
      <text:p text:style-name="P2"><text:span text:style-name="T12">Описание реализации:</text:span><text:span text:style-name="T13"/></text:p>
      <text:p text:style-name="P2"><text:span text:style-name="T13">Для разработки бэкенда я использовал язык программирования Python. Библиотека Flask. Для разработки фронтенда я использовал JavaScript, Html и css.</text:span></text:p>
      <text:p text:style-name="P2"><text:span text:style-name="T13">Данные о товарах я беру с трех сайтов:</text:span></text:p>
      <text:p text:style-name="P2"><text:span text:style-name="T14">lamoda, sneakerhead<text:s/></text:span><text:span text:style-name="T15">и puma с помощью библиотеки requests.</text:span></text:p>
      <text:p text:style-name="P2"><text:span text:style-name="T16">Описание технологий:</text:span></text:p>
      <text:p text:style-name="P2"><text:span text:style-name="T17">Используемые библиотеки: requests, BeautifulSoup4, urllib.request, datetime, flask, flask-sqlalchemy, flask-login, translate</text:span></text:p>
      <text:p text:style-name="P2"><text:span text:style-name="T17">Парсер реализован в Parser.py, а основная программа находится в main.py </text:span></text:p>
      <text:p text:style-name="P2"><text:span text:style-name="T18">Как установить нужные библиотеки</text:span></text:p>
      <text:p text:style-name="P2"><text:span text:style-name="T19">Используйте команду "pip install -r requirements.txt"</text:span></text:p>
      <text:p text:style-name="P2"><text:span text:style-name="T19">Скриншоты: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draw:frame text:anchor-type="as-char" svg:width="152.40mm" svg:height="85.73mm" style:rel-width="scale" style:rel-height="scale"><draw:object-ole xlink:href="OleObj2"/><draw:image xlink:href="ObjectReplacements/OleObj2"/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